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97mm"/>
    </style:style>
    <style:style style:name="co2" style:family="table-column">
      <style:table-column-properties fo:break-before="auto" style:column-width="42.81mm"/>
    </style:style>
    <style:style style:name="co3" style:family="table-column">
      <style:table-column-properties fo:break-before="auto" style:column-width="39.9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9.54mm"/>
    </style:style>
    <style:style style:name="co6" style:family="table-column">
      <style:table-column-properties fo:break-before="auto" style:column-width="75.74mm"/>
    </style:style>
    <style:style style:name="co7" style:family="table-column">
      <style:table-column-properties fo:break-before="auto" style:column-width="158.49mm"/>
    </style:style>
    <style:style style:name="co8" style:family="table-column">
      <style:table-column-properties fo:break-before="auto" style:column-width="181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66ffff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6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Elec: Party: Name</text:p>
          </table:table-cell>
          <table:table-cell table:style-name="ce1" office:value-type="string" calcext:value-type="string">
            <text:p>JS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rigName</text:p>
          </table:table-cell>
          <table:table-cell table:style-name="ce3" office:value-type="string" calcext:value-type="string">
            <text:p>ImageMatch</text:p>
          </table:table-cell>
          <table:table-cell table:style-name="ce1" office:value-type="string" calcext:value-type="string">
            <text:p>Elec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Ext</text:p>
          </table:table-cell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RENAME</text:p>
          </table:table-cell>
          <table:table-cell table:style-name="ce1" office:value-type="string" calcext:value-type="string">
            <text:p>COPY</text:p>
          </table:table-cell>
        </table:table-row>
        <table:table-row table:style-name="ro1">
          <table:table-cell office:value-type="string" calcext:value-type="string">
            <text:p>Gilmore: Greens: Carmel Mary McCallum</text:p>
          </table:table-cell>
          <table:table-cell office:value-type="string" calcext:value-type="string">
            <text:p>"u":["nsw","person/nsw/carmel-mccallum"]</text:p>
          </table:table-cell>
          <table:table-cell office:value-type="string" calcext:value-type="string">
            <text:p>Carmel Mary McCallum</text:p>
          </table:table-cell>
          <table:table-cell office:value-type="string" calcext:value-type="string">
            <text:p>Carmel McCallum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7" table:formula="of:=IF([.A2]=&quot;&quot;;&quot;&quot;;LEFT([.A2];FIND(&quot;: &quot;;[.A2])-1))" office:value-type="string" office:string-value="Gilmore" calcext:value-type="string">
            <text:p>Gilmore</text:p>
          </table:table-cell>
          <table:table-cell table:style-name="ce7" table:formula="of:=LEFT(MID([.A2];LEN([.F2])+3;999);FIND(&quot;: &quot;;MID([.A2];LEN([.F2])+3;999))-1)" office:value-type="string" office:string-value="Greens" calcext:value-type="string">
            <text:p>Greens</text:p>
          </table:table-cell>
          <table:table-cell table:style-name="ce7" table:formula="of:=IF([.G2]=&quot;Lib&quot;;&quot;.png&quot;;&quot;.jpg&quot;)" office:value-type="string" office:string-value=".jpg" calcext:value-type="string">
            <text:p>.jpg</text:p>
          </table:table-cell>
          <table:table-cell table:style-name="ce7" table:formula="of:=IF([.A2]=&quot;&quot;;&quot;&quot;;&quot;DIR /b cands\&quot;&amp;LOWER(SUBSTITUTE([.D2]&amp;&quot;_&quot;&amp;[.G2]&amp;&quot;_&quot;&amp;[.F2]&amp;[.H2];&quot; &quot;;&quot;_&quot;)))" office:value-type="string" office:string-value="DIR /b cands\carmel_mccallum_greens_gilmore.jpg" calcext:value-type="string">
            <text:p>DIR /b cands\carmel_mccallum_greens_gilmore.jpg</text:p>
          </table:table-cell>
          <table:table-cell table:style-name="ce7" table:formula="of:=IF([.E2];&quot;RENAME cands\&quot;&amp;LOWER(SUBSTITUTE([.D2]&amp;&quot;_&quot;&amp;[.G2]&amp;&quot;_&quot;&amp;[.F2]&amp;[.H2];&quot; &quot;;&quot;_&quot;))&amp;&quot; &quot;&amp;LOWER(SUBSTITUTE([.C2]&amp;&quot;_&quot;&amp;[.G2]&amp;&quot;_&quot;&amp;[.F2]&amp;[.H2];&quot; &quot;;&quot;_&quot;));&quot;&quot;)" office:value-type="string" office:string-value="RENAME cands\carmel_mccallum_greens_gilmore.jpg carmel_mary_mccallum_greens_gilmore.jpg" calcext:value-type="string">
            <text:p>RENAME cands\carmel_mccallum_greens_gilmore.jpg carmel_mary_mccallum_greens_gilmore.jpg</text:p>
          </table:table-cell>
          <table:table-cell table:style-name="ce7" table:formula="of:=IF([.E2];&quot;COPY cands\&quot;&amp;LOWER(SUBSTITUTE([.C2]&amp;&quot;_&quot;&amp;[.G2]&amp;&quot;_&quot;&amp;[.F2]&amp;[.H2];&quot; &quot;;&quot;_&quot;))&amp;&quot; upload\&quot;&amp;LOWER(SUBSTITUTE([.C2]&amp;&quot;_&quot;&amp;[.G2]&amp;&quot;_&quot;&amp;[.F2]&amp;[.H2];&quot; &quot;;&quot;_&quot;));&quot;&quot;)" office:value-type="string" office:string-value="COPY cands\carmel_mary_mccallum_greens_gilmore.jpg upload\carmel_mary_mccallum_greens_gilmore.jpg" calcext:value-type="string">
            <text:p>COPY cands\carmel_mary_mccallum_greens_gilmore.jpg upload\carmel_mary_mccallum_greens_gilmore.jpg</text:p>
          </table:table-cell>
        </table:table-row>
        <table:table-row table:style-name="ro1">
          <table:table-cell office:value-type="string" calcext:value-type="string">
            <text:p>Werriwa: Greens: Signe Louise Westerberg</text:p>
          </table:table-cell>
          <table:table-cell office:value-type="string" calcext:value-type="string">
            <text:p>"u":["nsw","person/nsw/signe-westerberg"]</text:p>
          </table:table-cell>
          <table:table-cell office:value-type="string" calcext:value-type="string">
            <text:p>Signe Louise Westerberg</text:p>
          </table:table-cell>
          <table:table-cell office:value-type="string" calcext:value-type="string">
            <text:p>Signe Westerberg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7" table:formula="of:=IF([.A3]=&quot;&quot;;&quot;&quot;;LEFT([.A3];FIND(&quot;: &quot;;[.A3])-1))" office:value-type="string" office:string-value="Werriwa" calcext:value-type="string">
            <text:p>Werriwa</text:p>
          </table:table-cell>
          <table:table-cell table:style-name="ce7" table:formula="of:=LEFT(MID([.A3];LEN([.F3])+3;999);FIND(&quot;: &quot;;MID([.A3];LEN([.F3])+3;999))-1)" office:value-type="string" office:string-value="Greens" calcext:value-type="string">
            <text:p>Greens</text:p>
          </table:table-cell>
          <table:table-cell table:style-name="ce7" table:formula="of:=IF([.G3]=&quot;Lib&quot;;&quot;.png&quot;;&quot;.jpg&quot;)" office:value-type="string" office:string-value=".jpg" calcext:value-type="string">
            <text:p>.jpg</text:p>
          </table:table-cell>
          <table:table-cell table:style-name="ce7" table:formula="of:=IF([.A3]=&quot;&quot;;&quot;&quot;;&quot;DIR /b cands\&quot;&amp;LOWER(SUBSTITUTE([.D3]&amp;&quot;_&quot;&amp;[.G3]&amp;&quot;_&quot;&amp;[.F3]&amp;[.H3];&quot; &quot;;&quot;_&quot;)))" office:value-type="string" office:string-value="DIR /b cands\signe_westerberg_greens_werriwa.jpg" calcext:value-type="string">
            <text:p>DIR /b cands\signe_westerberg_greens_werriwa.jpg</text:p>
          </table:table-cell>
          <table:table-cell table:style-name="ce7" table:formula="of:=IF([.E3];&quot;RENAME cands\&quot;&amp;LOWER(SUBSTITUTE([.D3]&amp;&quot;_&quot;&amp;[.G3]&amp;&quot;_&quot;&amp;[.F3]&amp;[.H3];&quot; &quot;;&quot;_&quot;))&amp;&quot; &quot;&amp;LOWER(SUBSTITUTE([.C3]&amp;&quot;_&quot;&amp;[.G3]&amp;&quot;_&quot;&amp;[.F3]&amp;[.H3];&quot; &quot;;&quot;_&quot;));&quot;&quot;)" office:value-type="string" office:string-value="RENAME cands\signe_westerberg_greens_werriwa.jpg signe_louise_westerberg_greens_werriwa.jpg" calcext:value-type="string">
            <text:p>RENAME cands\signe_westerberg_greens_werriwa.jpg signe_louise_westerberg_greens_werriwa.jpg</text:p>
          </table:table-cell>
          <table:table-cell table:style-name="ce7" table:formula="of:=IF([.E3];&quot;COPY cands\&quot;&amp;LOWER(SUBSTITUTE([.C3]&amp;&quot;_&quot;&amp;[.G3]&amp;&quot;_&quot;&amp;[.F3]&amp;[.H3];&quot; &quot;;&quot;_&quot;))&amp;&quot; upload\&quot;&amp;LOWER(SUBSTITUTE([.C3]&amp;&quot;_&quot;&amp;[.G3]&amp;&quot;_&quot;&amp;[.F3]&amp;[.H3];&quot; &quot;;&quot;_&quot;));&quot;&quot;)" office:value-type="string" office:string-value="COPY cands\signe_louise_westerberg_greens_werriwa.jpg upload\signe_louise_westerberg_greens_werriwa.jpg" calcext:value-type="string">
            <text:p>COPY cands\signe_louise_westerberg_greens_werriwa.jpg upload\signe_louise_westerberg_greens_werriwa.jpg</text:p>
          </table:table-cell>
        </table:table-row>
        <table:table-row table:style-name="ro1">
          <table:table-cell office:value-type="string" calcext:value-type="string">
            <text:p>Fairfax: Greens: Susan Etheridge</text:p>
          </table:table-cell>
          <table:table-cell office:value-type="string" calcext:value-type="string">
            <text:p>"u":["candidate/qld/fairfax"]</text:p>
          </table:table-cell>
          <table:table-cell office:value-type="string" calcext:value-type="string">
            <text:p>Susan Etheridge</text:p>
          </table:table-cell>
          <table:table-cell office:value-type="string" calcext:value-type="string">
            <text:p>Sue Etheridge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7" table:formula="of:=IF([.A4]=&quot;&quot;;&quot;&quot;;LEFT([.A4];FIND(&quot;: &quot;;[.A4])-1))" office:value-type="string" office:string-value="Fairfax" calcext:value-type="string">
            <text:p>Fairfax</text:p>
          </table:table-cell>
          <table:table-cell table:style-name="ce7" table:formula="of:=LEFT(MID([.A4];LEN([.F4])+3;999);FIND(&quot;: &quot;;MID([.A4];LEN([.F4])+3;999))-1)" office:value-type="string" office:string-value="Greens" calcext:value-type="string">
            <text:p>Greens</text:p>
          </table:table-cell>
          <table:table-cell table:style-name="ce7" table:formula="of:=IF([.G4]=&quot;Lib&quot;;&quot;.png&quot;;&quot;.jpg&quot;)" office:value-type="string" office:string-value=".jpg" calcext:value-type="string">
            <text:p>.jpg</text:p>
          </table:table-cell>
          <table:table-cell table:style-name="ce7" table:formula="of:=IF([.A4]=&quot;&quot;;&quot;&quot;;&quot;DIR /b cands\&quot;&amp;LOWER(SUBSTITUTE([.D4]&amp;&quot;_&quot;&amp;[.G4]&amp;&quot;_&quot;&amp;[.F4]&amp;[.H4];&quot; &quot;;&quot;_&quot;)))" office:value-type="string" office:string-value="DIR /b cands\sue_etheridge_greens_fairfax.jpg" calcext:value-type="string">
            <text:p>DIR /b cands\sue_etheridge_greens_fairfax.jpg</text:p>
          </table:table-cell>
          <table:table-cell table:style-name="ce7" table:formula="of:=IF([.E4];&quot;RENAME cands\&quot;&amp;LOWER(SUBSTITUTE([.D4]&amp;&quot;_&quot;&amp;[.G4]&amp;&quot;_&quot;&amp;[.F4]&amp;[.H4];&quot; &quot;;&quot;_&quot;))&amp;&quot; &quot;&amp;LOWER(SUBSTITUTE([.C4]&amp;&quot;_&quot;&amp;[.G4]&amp;&quot;_&quot;&amp;[.F4]&amp;[.H4];&quot; &quot;;&quot;_&quot;));&quot;&quot;)" office:value-type="string" office:string-value="RENAME cands\sue_etheridge_greens_fairfax.jpg susan_etheridge_greens_fairfax.jpg" calcext:value-type="string">
            <text:p>RENAME cands\sue_etheridge_greens_fairfax.jpg susan_etheridge_greens_fairfax.jpg</text:p>
          </table:table-cell>
          <table:table-cell table:style-name="ce7" table:formula="of:=IF([.E4];&quot;COPY cands\&quot;&amp;LOWER(SUBSTITUTE([.C4]&amp;&quot;_&quot;&amp;[.G4]&amp;&quot;_&quot;&amp;[.F4]&amp;[.H4];&quot; &quot;;&quot;_&quot;))&amp;&quot; upload\&quot;&amp;LOWER(SUBSTITUTE([.C4]&amp;&quot;_&quot;&amp;[.G4]&amp;&quot;_&quot;&amp;[.F4]&amp;[.H4];&quot; &quot;;&quot;_&quot;));&quot;&quot;)" office:value-type="string" office:string-value="COPY cands\susan_etheridge_greens_fairfax.jpg upload\susan_etheridge_greens_fairfax.jpg" calcext:value-type="string">
            <text:p>COPY cands\susan_etheridge_greens_fairfax.jpg upload\susan_etheridge_greens_fairfax.jpg</text:p>
          </table:table-cell>
        </table:table-row>
        <table:table-row table:style-name="ro1">
          <table:table-cell office:value-type="string" calcext:value-type="string">
            <text:p>Oxley: Greens: Steven Purcell</text:p>
          </table:table-cell>
          <table:table-cell office:value-type="string" calcext:value-type="string">
            <text:p>"u":["candidate/qld/oxley"]</text:p>
          </table:table-cell>
          <table:table-cell office:value-type="string" calcext:value-type="string">
            <text:p>Steven Purcell</text:p>
          </table:table-cell>
          <table:table-cell office:value-type="string" calcext:value-type="string">
            <text:p>Steve Purcell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7" table:formula="of:=IF([.A5]=&quot;&quot;;&quot;&quot;;LEFT([.A5];FIND(&quot;: &quot;;[.A5])-1))" office:value-type="string" office:string-value="Oxley" calcext:value-type="string">
            <text:p>Oxley</text:p>
          </table:table-cell>
          <table:table-cell table:style-name="ce7" table:formula="of:=LEFT(MID([.A5];LEN([.F5])+3;999);FIND(&quot;: &quot;;MID([.A5];LEN([.F5])+3;999))-1)" office:value-type="string" office:string-value="Greens" calcext:value-type="string">
            <text:p>Greens</text:p>
          </table:table-cell>
          <table:table-cell table:style-name="ce7" table:formula="of:=IF([.G5]=&quot;Lib&quot;;&quot;.png&quot;;&quot;.jpg&quot;)" office:value-type="string" office:string-value=".jpg" calcext:value-type="string">
            <text:p>.jpg</text:p>
          </table:table-cell>
          <table:table-cell table:style-name="ce7" table:formula="of:=IF([.A5]=&quot;&quot;;&quot;&quot;;&quot;DIR /b cands\&quot;&amp;LOWER(SUBSTITUTE([.D5]&amp;&quot;_&quot;&amp;[.G5]&amp;&quot;_&quot;&amp;[.F5]&amp;[.H5];&quot; &quot;;&quot;_&quot;)))" office:value-type="string" office:string-value="DIR /b cands\steve_purcell_greens_oxley.jpg" calcext:value-type="string">
            <text:p>DIR /b cands\steve_purcell_greens_oxley.jpg</text:p>
          </table:table-cell>
          <table:table-cell table:style-name="ce7" table:formula="of:=IF([.E5];&quot;RENAME cands\&quot;&amp;LOWER(SUBSTITUTE([.D5]&amp;&quot;_&quot;&amp;[.G5]&amp;&quot;_&quot;&amp;[.F5]&amp;[.H5];&quot; &quot;;&quot;_&quot;))&amp;&quot; &quot;&amp;LOWER(SUBSTITUTE([.C5]&amp;&quot;_&quot;&amp;[.G5]&amp;&quot;_&quot;&amp;[.F5]&amp;[.H5];&quot; &quot;;&quot;_&quot;));&quot;&quot;)" office:value-type="string" office:string-value="RENAME cands\steve_purcell_greens_oxley.jpg steven_purcell_greens_oxley.jpg" calcext:value-type="string">
            <text:p>RENAME cands\steve_purcell_greens_oxley.jpg steven_purcell_greens_oxley.jpg</text:p>
          </table:table-cell>
          <table:table-cell table:style-name="ce7" table:formula="of:=IF([.E5];&quot;COPY cands\&quot;&amp;LOWER(SUBSTITUTE([.C5]&amp;&quot;_&quot;&amp;[.G5]&amp;&quot;_&quot;&amp;[.F5]&amp;[.H5];&quot; &quot;;&quot;_&quot;))&amp;&quot; upload\&quot;&amp;LOWER(SUBSTITUTE([.C5]&amp;&quot;_&quot;&amp;[.G5]&amp;&quot;_&quot;&amp;[.F5]&amp;[.H5];&quot; &quot;;&quot;_&quot;));&quot;&quot;)" office:value-type="string" office:string-value="COPY cands\steven_purcell_greens_oxley.jpg upload\steven_purcell_greens_oxley.jpg" calcext:value-type="string">
            <text:p>COPY cands\steven_purcell_greens_oxley.jpg upload\steven_purcell_greens_oxley.jpg</text:p>
          </table:table-cell>
        </table:table-row>
        <table:table-row table:style-name="ro1">
          <table:table-cell office:value-type="string" calcext:value-type="string">
            <text:p>Grey: Greens: Jillian Kay Marsh</text:p>
          </table:table-cell>
          <table:table-cell office:value-type="string" calcext:value-type="string">
            <text:p>"u":["sa/jillian-marsh"]</text:p>
          </table:table-cell>
          <table:table-cell office:value-type="string" calcext:value-type="string">
            <text:p>Jillian Kay Marsh</text:p>
          </table:table-cell>
          <table:table-cell office:value-type="string" calcext:value-type="string">
            <text:p>Jillian Marsh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7" table:formula="of:=IF([.A6]=&quot;&quot;;&quot;&quot;;LEFT([.A6];FIND(&quot;: &quot;;[.A6])-1))" office:value-type="string" office:string-value="Grey" calcext:value-type="string">
            <text:p>Grey</text:p>
          </table:table-cell>
          <table:table-cell table:style-name="ce7" table:formula="of:=LEFT(MID([.A6];LEN([.F6])+3;999);FIND(&quot;: &quot;;MID([.A6];LEN([.F6])+3;999))-1)" office:value-type="string" office:string-value="Greens" calcext:value-type="string">
            <text:p>Greens</text:p>
          </table:table-cell>
          <table:table-cell table:style-name="ce7" table:formula="of:=IF([.G6]=&quot;Lib&quot;;&quot;.png&quot;;&quot;.jpg&quot;)" office:value-type="string" office:string-value=".jpg" calcext:value-type="string">
            <text:p>.jpg</text:p>
          </table:table-cell>
          <table:table-cell table:style-name="ce7" table:formula="of:=IF([.A6]=&quot;&quot;;&quot;&quot;;&quot;DIR /b cands\&quot;&amp;LOWER(SUBSTITUTE([.D6]&amp;&quot;_&quot;&amp;[.G6]&amp;&quot;_&quot;&amp;[.F6]&amp;[.H6];&quot; &quot;;&quot;_&quot;)))" office:value-type="string" office:string-value="DIR /b cands\jillian_marsh_greens_grey.jpg" calcext:value-type="string">
            <text:p>DIR /b cands\jillian_marsh_greens_grey.jpg</text:p>
          </table:table-cell>
          <table:table-cell table:style-name="ce7" table:formula="of:=IF([.E6];&quot;RENAME cands\&quot;&amp;LOWER(SUBSTITUTE([.D6]&amp;&quot;_&quot;&amp;[.G6]&amp;&quot;_&quot;&amp;[.F6]&amp;[.H6];&quot; &quot;;&quot;_&quot;))&amp;&quot; &quot;&amp;LOWER(SUBSTITUTE([.C6]&amp;&quot;_&quot;&amp;[.G6]&amp;&quot;_&quot;&amp;[.F6]&amp;[.H6];&quot; &quot;;&quot;_&quot;));&quot;&quot;)" office:value-type="string" office:string-value="RENAME cands\jillian_marsh_greens_grey.jpg jillian_kay_marsh_greens_grey.jpg" calcext:value-type="string">
            <text:p>RENAME cands\jillian_marsh_greens_grey.jpg jillian_kay_marsh_greens_grey.jpg</text:p>
          </table:table-cell>
          <table:table-cell table:style-name="ce7" table:formula="of:=IF([.E6];&quot;COPY cands\&quot;&amp;LOWER(SUBSTITUTE([.C6]&amp;&quot;_&quot;&amp;[.G6]&amp;&quot;_&quot;&amp;[.F6]&amp;[.H6];&quot; &quot;;&quot;_&quot;))&amp;&quot; upload\&quot;&amp;LOWER(SUBSTITUTE([.C6]&amp;&quot;_&quot;&amp;[.G6]&amp;&quot;_&quot;&amp;[.F6]&amp;[.H6];&quot; &quot;;&quot;_&quot;));&quot;&quot;)" office:value-type="string" office:string-value="COPY cands\jillian_kay_marsh_greens_grey.jpg upload\jillian_kay_marsh_greens_grey.jpg" calcext:value-type="string">
            <text:p>COPY cands\jillian_kay_marsh_greens_grey.jpg upload\jillian_kay_marsh_greens_grey.jpg</text:p>
          </table:table-cell>
        </table:table-row>
        <table:table-row table:style-name="ro1">
          <table:table-cell office:value-type="string" calcext:value-type="string">
            <text:p>Wills: Lib: Kyung Hong</text:p>
          </table:table-cell>
          <table:table-cell office:value-type="string" calcext:value-type="string">
            <text:p>"u":["vic","KevinHong"],"f":"KevinHongForWills"</text:p>
          </table:table-cell>
          <table:table-cell office:value-type="string" calcext:value-type="string">
            <text:p>Kyung Hong</text:p>
          </table:table-cell>
          <table:table-cell table:style-name="ce2" office:value-type="string" calcext:value-type="string">
            <text:p>Kevin Hong</text:p>
          </table:table-cell>
          <table:table-cell table:style-name="ce5"/>
          <table:table-cell table:style-name="ce7" table:formula="of:=IF([.A7]=&quot;&quot;;&quot;&quot;;LEFT([.A7];FIND(&quot;: &quot;;[.A7])-1))" office:value-type="string" office:string-value="Wills" calcext:value-type="string">
            <text:p>Wills</text:p>
          </table:table-cell>
          <table:table-cell table:style-name="ce7" table:formula="of:=LEFT(MID([.A7];LEN([.F7])+3;999);FIND(&quot;: &quot;;MID([.A7];LEN([.F7])+3;999))-1)" office:value-type="string" office:string-value="Lib" calcext:value-type="string">
            <text:p>Lib</text:p>
          </table:table-cell>
          <table:table-cell table:style-name="ce7" table:formula="of:=IF([.G7]=&quot;Lib&quot;;&quot;.png&quot;;&quot;.jpg&quot;)" office:value-type="string" office:string-value=".png" calcext:value-type="string">
            <text:p>.png</text:p>
          </table:table-cell>
          <table:table-cell table:style-name="ce7" table:formula="of:=IF([.A7]=&quot;&quot;;&quot;&quot;;&quot;DIR /b cands\&quot;&amp;LOWER(SUBSTITUTE([.D7]&amp;&quot;_&quot;&amp;[.G7]&amp;&quot;_&quot;&amp;[.F7]&amp;[.H7];&quot; &quot;;&quot;_&quot;)))" office:value-type="string" office:string-value="DIR /b cands\kevin_hong_lib_wills.png" calcext:value-type="string">
            <text:p>DIR /b cands\kevin_hong_lib_wills.png</text:p>
          </table:table-cell>
          <table:table-cell table:style-name="ce7" table:formula="of:=IF([.E7];&quot;RENAME cands\&quot;&amp;LOWER(SUBSTITUTE([.D7]&amp;&quot;_&quot;&amp;[.G7]&amp;&quot;_&quot;&amp;[.F7]&amp;[.H7];&quot; &quot;;&quot;_&quot;))&amp;&quot; &quot;&amp;LOWER(SUBSTITUTE([.C7]&amp;&quot;_&quot;&amp;[.G7]&amp;&quot;_&quot;&amp;[.F7]&amp;[.H7];&quot; &quot;;&quot;_&quot;));&quot;&quot;)">
            <text:p/>
          </table:table-cell>
          <table:table-cell table:style-name="ce7" table:formula="of:=IF([.E7];&quot;COPY cands\&quot;&amp;LOWER(SUBSTITUTE([.C7]&amp;&quot;_&quot;&amp;[.G7]&amp;&quot;_&quot;&amp;[.F7]&amp;[.H7];&quot; &quot;;&quot;_&quot;))&amp;&quot; upload\&quot;&amp;LOWER(SUBSTITUTE([.C7]&amp;&quot;_&quot;&amp;[.G7]&amp;&quot;_&quot;&amp;[.F7]&amp;[.H7];&quot; &quot;;&quot;_&quot;));&quot;&quot;)">
            <text:p/>
          </table:table-cell>
        </table:table-row>
        <table:table-row table:style-name="ro1">
          <table:table-cell office:value-type="string" calcext:value-type="string">
            <text:p>Melbourne: Lib: Le Liu</text:p>
          </table:table-cell>
          <table:table-cell office:value-type="string" calcext:value-type="string">
            <text:p>"u":["vic","PhilipLiu"],"f":"PhilipLiuForMelbourne"</text:p>
          </table:table-cell>
          <table:table-cell office:value-type="string" calcext:value-type="string">
            <text:p>Le Liu</text:p>
          </table:table-cell>
          <table:table-cell table:style-name="ce2" office:value-type="string" calcext:value-type="string">
            <text:p>Philip Liu</text:p>
          </table:table-cell>
          <table:table-cell table:style-name="ce5"/>
          <table:table-cell table:style-name="ce7" table:formula="of:=IF([.A8]=&quot;&quot;;&quot;&quot;;LEFT([.A8];FIND(&quot;: &quot;;[.A8])-1))" office:value-type="string" office:string-value="Melbourne" calcext:value-type="string">
            <text:p>Melbourne</text:p>
          </table:table-cell>
          <table:table-cell table:style-name="ce7" table:formula="of:=LEFT(MID([.A8];LEN([.F8])+3;999);FIND(&quot;: &quot;;MID([.A8];LEN([.F8])+3;999))-1)" office:value-type="string" office:string-value="Lib" calcext:value-type="string">
            <text:p>Lib</text:p>
          </table:table-cell>
          <table:table-cell table:style-name="ce7" table:formula="of:=IF([.G8]=&quot;Lib&quot;;&quot;.png&quot;;&quot;.jpg&quot;)" office:value-type="string" office:string-value=".png" calcext:value-type="string">
            <text:p>.png</text:p>
          </table:table-cell>
          <table:table-cell table:style-name="ce7" table:formula="of:=IF([.A8]=&quot;&quot;;&quot;&quot;;&quot;DIR /b cands\&quot;&amp;LOWER(SUBSTITUTE([.D8]&amp;&quot;_&quot;&amp;[.G8]&amp;&quot;_&quot;&amp;[.F8]&amp;[.H8];&quot; &quot;;&quot;_&quot;)))" office:value-type="string" office:string-value="DIR /b cands\philip_liu_lib_melbourne.png" calcext:value-type="string">
            <text:p>DIR /b cands\philip_liu_lib_melbourne.png</text:p>
          </table:table-cell>
          <table:table-cell table:style-name="ce7" table:formula="of:=IF([.E8];&quot;RENAME cands\&quot;&amp;LOWER(SUBSTITUTE([.D8]&amp;&quot;_&quot;&amp;[.G8]&amp;&quot;_&quot;&amp;[.F8]&amp;[.H8];&quot; &quot;;&quot;_&quot;))&amp;&quot; &quot;&amp;LOWER(SUBSTITUTE([.C8]&amp;&quot;_&quot;&amp;[.G8]&amp;&quot;_&quot;&amp;[.F8]&amp;[.H8];&quot; &quot;;&quot;_&quot;));&quot;&quot;)">
            <text:p/>
          </table:table-cell>
          <table:table-cell table:style-name="ce7" table:formula="of:=IF([.E8];&quot;COPY cands\&quot;&amp;LOWER(SUBSTITUTE([.C8]&amp;&quot;_&quot;&amp;[.G8]&amp;&quot;_&quot;&amp;[.F8]&amp;[.H8];&quot; &quot;;&quot;_&quot;))&amp;&quot; upload\&quot;&amp;LOWER(SUBSTITUTE([.C8]&amp;&quot;_&quot;&amp;[.G8]&amp;&quot;_&quot;&amp;[.F8]&amp;[.H8];&quot; &quot;;&quot;_&quot;));&quot;&quot;)">
            <text:p/>
          </table:table-cell>
        </table:table-row>
        <table:table-row table:style-name="ro1">
          <table:table-cell office:value-type="string" calcext:value-type="string">
            <text:p>Port Adelaide: Lib: Emma Flowerdew</text:p>
          </table:table-cell>
          <table:table-cell office:value-type="string" calcext:value-type="string">
            <text:p>"u":["member/emma-jane-flowerdew"]</text:p>
          </table:table-cell>
          <table:table-cell office:value-type="string" calcext:value-type="string">
            <text:p>Emma Flowerdew</text:p>
          </table:table-cell>
          <table:table-cell office:value-type="string" calcext:value-type="string">
            <text:p>Emma Jane Flowerdew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7" table:formula="of:=IF([.A9]=&quot;&quot;;&quot;&quot;;LEFT([.A9];FIND(&quot;: &quot;;[.A9])-1))" office:value-type="string" office:string-value="Port Adelaide" calcext:value-type="string">
            <text:p>Port Adelaide</text:p>
          </table:table-cell>
          <table:table-cell table:style-name="ce7" table:formula="of:=LEFT(MID([.A9];LEN([.F9])+3;999);FIND(&quot;: &quot;;MID([.A9];LEN([.F9])+3;999))-1)" office:value-type="string" office:string-value="Lib" calcext:value-type="string">
            <text:p>Lib</text:p>
          </table:table-cell>
          <table:table-cell table:style-name="ce7" table:formula="of:=IF([.G9]=&quot;Lib&quot;;&quot;.png&quot;;&quot;.jpg&quot;)" office:value-type="string" office:string-value=".png" calcext:value-type="string">
            <text:p>.png</text:p>
          </table:table-cell>
          <table:table-cell table:style-name="ce7" table:formula="of:=IF([.A9]=&quot;&quot;;&quot;&quot;;&quot;DIR /b cands\&quot;&amp;LOWER(SUBSTITUTE([.D9]&amp;&quot;_&quot;&amp;[.G9]&amp;&quot;_&quot;&amp;[.F9]&amp;[.H9];&quot; &quot;;&quot;_&quot;)))" office:value-type="string" office:string-value="DIR /b cands\emma_jane_flowerdew_lib_port_adelaide.png" calcext:value-type="string">
            <text:p>DIR /b cands\emma_jane_flowerdew_lib_port_adelaide.png</text:p>
          </table:table-cell>
          <table:table-cell table:style-name="ce7" table:formula="of:=IF([.E9];&quot;RENAME cands\&quot;&amp;LOWER(SUBSTITUTE([.D9]&amp;&quot;_&quot;&amp;[.G9]&amp;&quot;_&quot;&amp;[.F9]&amp;[.H9];&quot; &quot;;&quot;_&quot;))&amp;&quot; &quot;&amp;LOWER(SUBSTITUTE([.C9]&amp;&quot;_&quot;&amp;[.G9]&amp;&quot;_&quot;&amp;[.F9]&amp;[.H9];&quot; &quot;;&quot;_&quot;));&quot;&quot;)" office:value-type="string" office:string-value="RENAME cands\emma_jane_flowerdew_lib_port_adelaide.png emma_flowerdew_lib_port_adelaide.png" calcext:value-type="string">
            <text:p>RENAME cands\emma_jane_flowerdew_lib_port_adelaide.png emma_flowerdew_lib_port_adelaide.png</text:p>
          </table:table-cell>
          <table:table-cell table:style-name="ce7" table:formula="of:=IF([.E9];&quot;COPY cands\&quot;&amp;LOWER(SUBSTITUTE([.C9]&amp;&quot;_&quot;&amp;[.G9]&amp;&quot;_&quot;&amp;[.F9]&amp;[.H9];&quot; &quot;;&quot;_&quot;))&amp;&quot; upload\&quot;&amp;LOWER(SUBSTITUTE([.C9]&amp;&quot;_&quot;&amp;[.G9]&amp;&quot;_&quot;&amp;[.F9]&amp;[.H9];&quot; &quot;;&quot;_&quot;));&quot;&quot;)" office:value-type="string" office:string-value="COPY cands\emma_flowerdew_lib_port_adelaide.png upload\emma_flowerdew_lib_port_adelaide.png" calcext:value-type="string">
            <text:p>COPY cands\emma_flowerdew_lib_port_adelaide.png upload\emma_flowerdew_lib_port_adelaide.png</text:p>
          </table:table-cell>
        </table:table-row>
        <table:table-row table:style-name="ro1">
          <table:table-cell office:value-type="string" calcext:value-type="string">
            <text:p>McMahon: Lib: George Bilic</text:p>
          </table:table-cell>
          <table:table-cell office:value-type="string" calcext:value-type="string">
            <text:p>"u":["nsw","fed_liberal/george-bilic-candidate-mcmahon/"]</text:p>
          </table:table-cell>
          <table:table-cell office:value-type="string" calcext:value-type="string">
            <text:p>George Bilic</text:p>
          </table:table-cell>
          <table:table-cell table:style-name="ce2" office:value-type="string" calcext:value-type="string">
            <text:p>blank</text:p>
          </table:table-cell>
          <table:table-cell table:style-name="ce5"/>
          <table:table-cell table:style-name="ce7" table:formula="of:=IF([.A10]=&quot;&quot;;&quot;&quot;;LEFT([.A10];FIND(&quot;: &quot;;[.A10])-1))" office:value-type="string" office:string-value="McMahon" calcext:value-type="string">
            <text:p>McMahon</text:p>
          </table:table-cell>
          <table:table-cell table:style-name="ce7" table:formula="of:=LEFT(MID([.A10];LEN([.F10])+3;999);FIND(&quot;: &quot;;MID([.A10];LEN([.F10])+3;999))-1)" office:value-type="string" office:string-value="Lib" calcext:value-type="string">
            <text:p>Lib</text:p>
          </table:table-cell>
          <table:table-cell table:style-name="ce7" table:formula="of:=IF([.G10]=&quot;Lib&quot;;&quot;.png&quot;;&quot;.jpg&quot;)" office:value-type="string" office:string-value=".png" calcext:value-type="string">
            <text:p>.png</text:p>
          </table:table-cell>
          <table:table-cell table:style-name="ce7" table:formula="of:=IF([.A10]=&quot;&quot;;&quot;&quot;;&quot;DIR /b cands\&quot;&amp;LOWER(SUBSTITUTE([.D10]&amp;&quot;_&quot;&amp;[.G10]&amp;&quot;_&quot;&amp;[.F10]&amp;[.H10];&quot; &quot;;&quot;_&quot;)))" office:value-type="string" office:string-value="DIR /b cands\blank_lib_mcmahon.png" calcext:value-type="string">
            <text:p>DIR /b cands\blank_lib_mcmahon.png</text:p>
          </table:table-cell>
          <table:table-cell table:style-name="ce7" table:formula="of:=IF([.E10];&quot;RENAME cands\&quot;&amp;LOWER(SUBSTITUTE([.D10]&amp;&quot;_&quot;&amp;[.G10]&amp;&quot;_&quot;&amp;[.F10]&amp;[.H10];&quot; &quot;;&quot;_&quot;))&amp;&quot; &quot;&amp;LOWER(SUBSTITUTE([.C10]&amp;&quot;_&quot;&amp;[.G10]&amp;&quot;_&quot;&amp;[.F10]&amp;[.H10];&quot; &quot;;&quot;_&quot;));&quot;&quot;)">
            <text:p/>
          </table:table-cell>
          <table:table-cell table:style-name="ce7" table:formula="of:=IF([.E10];&quot;COPY cands\&quot;&amp;LOWER(SUBSTITUTE([.C10]&amp;&quot;_&quot;&amp;[.G10]&amp;&quot;_&quot;&amp;[.F10]&amp;[.H10];&quot; &quot;;&quot;_&quot;))&amp;&quot; upload\&quot;&amp;LOWER(SUBSTITUTE([.C10]&amp;&quot;_&quot;&amp;[.G10]&amp;&quot;_&quot;&amp;[.F10]&amp;[.H10];&quot; &quot;;&quot;_&quot;));&quot;&quot;)">
            <text:p/>
          </table:table-cell>
        </table:table-row>
        <table:table-row table:style-name="ro1">
          <table:table-cell office:value-type="string" calcext:value-type="string">
            <text:p>Wannon: Labor: Michael David Barling</text:p>
          </table:table-cell>
          <table:table-cell office:value-type="string" calcext:value-type="string">
            <text:p>"u":["michael_barling"]</text:p>
          </table:table-cell>
          <table:table-cell office:value-type="string" calcext:value-type="string">
            <text:p>Michael David Barling</text:p>
          </table:table-cell>
          <table:table-cell office:value-type="string" calcext:value-type="string">
            <text:p>Michael Barling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7" table:formula="of:=IF([.A11]=&quot;&quot;;&quot;&quot;;LEFT([.A11];FIND(&quot;: &quot;;[.A11])-1))" office:value-type="string" office:string-value="Wannon" calcext:value-type="string">
            <text:p>Wannon</text:p>
          </table:table-cell>
          <table:table-cell table:style-name="ce7" table:formula="of:=LEFT(MID([.A11];LEN([.F11])+3;999);FIND(&quot;: &quot;;MID([.A11];LEN([.F11])+3;999))-1)" office:value-type="string" office:string-value="Labor" calcext:value-type="string">
            <text:p>Labor</text:p>
          </table:table-cell>
          <table:table-cell table:style-name="ce7" table:formula="of:=IF([.G11]=&quot;Lib&quot;;&quot;.png&quot;;&quot;.jpg&quot;)" office:value-type="string" office:string-value=".jpg" calcext:value-type="string">
            <text:p>.jpg</text:p>
          </table:table-cell>
          <table:table-cell table:style-name="ce7" table:formula="of:=IF([.A11]=&quot;&quot;;&quot;&quot;;&quot;DIR /b cands\&quot;&amp;LOWER(SUBSTITUTE([.D11]&amp;&quot;_&quot;&amp;[.G11]&amp;&quot;_&quot;&amp;[.F11]&amp;[.H11];&quot; &quot;;&quot;_&quot;)))" office:value-type="string" office:string-value="DIR /b cands\michael_barling_labor_wannon.jpg" calcext:value-type="string">
            <text:p>DIR /b cands\michael_barling_labor_wannon.jpg</text:p>
          </table:table-cell>
          <table:table-cell table:style-name="ce7" table:formula="of:=IF([.E11];&quot;RENAME cands\&quot;&amp;LOWER(SUBSTITUTE([.D11]&amp;&quot;_&quot;&amp;[.G11]&amp;&quot;_&quot;&amp;[.F11]&amp;[.H11];&quot; &quot;;&quot;_&quot;))&amp;&quot; &quot;&amp;LOWER(SUBSTITUTE([.C11]&amp;&quot;_&quot;&amp;[.G11]&amp;&quot;_&quot;&amp;[.F11]&amp;[.H11];&quot; &quot;;&quot;_&quot;));&quot;&quot;)" office:value-type="string" office:string-value="RENAME cands\michael_barling_labor_wannon.jpg michael_david_barling_labor_wannon.jpg" calcext:value-type="string">
            <text:p>RENAME cands\michael_barling_labor_wannon.jpg michael_david_barling_labor_wannon.jpg</text:p>
          </table:table-cell>
          <table:table-cell table:style-name="ce7" table:formula="of:=IF([.E11];&quot;COPY cands\&quot;&amp;LOWER(SUBSTITUTE([.C11]&amp;&quot;_&quot;&amp;[.G11]&amp;&quot;_&quot;&amp;[.F11]&amp;[.H11];&quot; &quot;;&quot;_&quot;))&amp;&quot; upload\&quot;&amp;LOWER(SUBSTITUTE([.C11]&amp;&quot;_&quot;&amp;[.G11]&amp;&quot;_&quot;&amp;[.F11]&amp;[.H11];&quot; &quot;;&quot;_&quot;));&quot;&quot;)" office:value-type="string" office:string-value="COPY cands\michael_david_barling_labor_wannon.jpg upload\michael_david_barling_labor_wannon.jpg" calcext:value-type="string">
            <text:p>COPY cands\michael_david_barling_labor_wannon.jpg upload\michael_david_barling_labor_wannon.jpg</text:p>
          </table:table-cell>
        </table:table-row>
        <table:table-row table:style-name="ro1">
          <table:table-cell office:value-type="string" calcext:value-type="string">
            <text:p>Hume: Labor: Aoife Champion-Fashoyin</text:p>
          </table:table-cell>
          <table:table-cell office:value-type="string" calcext:value-type="string">
            <text:p>"u":["aoife_champion"]</text:p>
          </table:table-cell>
          <table:table-cell office:value-type="string" calcext:value-type="string">
            <text:p>Aoife Champion-Fashoyin</text:p>
          </table:table-cell>
          <table:table-cell table:style-name="ce2" office:value-type="string" calcext:value-type="string">
            <text:p>Aoife Champion</text:p>
          </table:table-cell>
          <table:table-cell table:style-name="ce5"/>
          <table:table-cell table:style-name="ce7" table:formula="of:=IF([.A12]=&quot;&quot;;&quot;&quot;;LEFT([.A12];FIND(&quot;: &quot;;[.A12])-1))" office:value-type="string" office:string-value="Hume" calcext:value-type="string">
            <text:p>Hume</text:p>
          </table:table-cell>
          <table:table-cell table:style-name="ce7" table:formula="of:=LEFT(MID([.A12];LEN([.F12])+3;999);FIND(&quot;: &quot;;MID([.A12];LEN([.F12])+3;999))-1)" office:value-type="string" office:string-value="Labor" calcext:value-type="string">
            <text:p>Labor</text:p>
          </table:table-cell>
          <table:table-cell table:style-name="ce7" table:formula="of:=IF([.G12]=&quot;Lib&quot;;&quot;.png&quot;;&quot;.jpg&quot;)" office:value-type="string" office:string-value=".jpg" calcext:value-type="string">
            <text:p>.jpg</text:p>
          </table:table-cell>
          <table:table-cell table:style-name="ce7" table:formula="of:=IF([.A12]=&quot;&quot;;&quot;&quot;;&quot;DIR /b cands\&quot;&amp;LOWER(SUBSTITUTE([.D12]&amp;&quot;_&quot;&amp;[.G12]&amp;&quot;_&quot;&amp;[.F12]&amp;[.H12];&quot; &quot;;&quot;_&quot;)))" office:value-type="string" office:string-value="DIR /b cands\aoife_champion_labor_hume.jpg" calcext:value-type="string">
            <text:p>DIR /b cands\aoife_champion_labor_hume.jpg</text:p>
          </table:table-cell>
          <table:table-cell table:style-name="ce7" table:formula="of:=IF([.E12];&quot;RENAME cands\&quot;&amp;LOWER(SUBSTITUTE([.D12]&amp;&quot;_&quot;&amp;[.G12]&amp;&quot;_&quot;&amp;[.F12]&amp;[.H12];&quot; &quot;;&quot;_&quot;))&amp;&quot; &quot;&amp;LOWER(SUBSTITUTE([.C12]&amp;&quot;_&quot;&amp;[.G12]&amp;&quot;_&quot;&amp;[.F12]&amp;[.H12];&quot; &quot;;&quot;_&quot;));&quot;&quot;)">
            <text:p/>
          </table:table-cell>
          <table:table-cell table:style-name="ce7" table:formula="of:=IF([.E12];&quot;COPY cands\&quot;&amp;LOWER(SUBSTITUTE([.C12]&amp;&quot;_&quot;&amp;[.G12]&amp;&quot;_&quot;&amp;[.F12]&amp;[.H12];&quot; &quot;;&quot;_&quot;))&amp;&quot; upload\&quot;&amp;LOWER(SUBSTITUTE([.C12]&amp;&quot;_&quot;&amp;[.G12]&amp;&quot;_&quot;&amp;[.F12]&amp;[.H12];&quot; &quot;;&quot;_&quot;));&quot;&quot;)">
            <text:p/>
          </table:table-cell>
        </table:table-row>
        <table:table-row table:style-name="ro1">
          <table:table-cell office:value-type="string" calcext:value-type="string">
            <text:p>Goldstein: Labor: Matthew Ross Coote</text:p>
          </table:table-cell>
          <table:table-cell office:value-type="string" calcext:value-type="string">
            <text:p>"u":["matthew_coote"]</text:p>
          </table:table-cell>
          <table:table-cell office:value-type="string" calcext:value-type="string">
            <text:p>Matthew Ross Coote</text:p>
          </table:table-cell>
          <table:table-cell office:value-type="string" calcext:value-type="string">
            <text:p>Matthew Coote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7" table:formula="of:=IF([.A13]=&quot;&quot;;&quot;&quot;;LEFT([.A13];FIND(&quot;: &quot;;[.A13])-1))" office:value-type="string" office:string-value="Goldstein" calcext:value-type="string">
            <text:p>Goldstein</text:p>
          </table:table-cell>
          <table:table-cell table:style-name="ce7" table:formula="of:=LEFT(MID([.A13];LEN([.F13])+3;999);FIND(&quot;: &quot;;MID([.A13];LEN([.F13])+3;999))-1)" office:value-type="string" office:string-value="Labor" calcext:value-type="string">
            <text:p>Labor</text:p>
          </table:table-cell>
          <table:table-cell table:style-name="ce7" table:formula="of:=IF([.G13]=&quot;Lib&quot;;&quot;.png&quot;;&quot;.jpg&quot;)" office:value-type="string" office:string-value=".jpg" calcext:value-type="string">
            <text:p>.jpg</text:p>
          </table:table-cell>
          <table:table-cell table:style-name="ce7" table:formula="of:=IF([.A13]=&quot;&quot;;&quot;&quot;;&quot;DIR /b cands\&quot;&amp;LOWER(SUBSTITUTE([.D13]&amp;&quot;_&quot;&amp;[.G13]&amp;&quot;_&quot;&amp;[.F13]&amp;[.H13];&quot; &quot;;&quot;_&quot;)))" office:value-type="string" office:string-value="DIR /b cands\matthew_coote_labor_goldstein.jpg" calcext:value-type="string">
            <text:p>DIR /b cands\matthew_coote_labor_goldstein.jpg</text:p>
          </table:table-cell>
          <table:table-cell table:style-name="ce7" table:formula="of:=IF([.E13];&quot;RENAME cands\&quot;&amp;LOWER(SUBSTITUTE([.D13]&amp;&quot;_&quot;&amp;[.G13]&amp;&quot;_&quot;&amp;[.F13]&amp;[.H13];&quot; &quot;;&quot;_&quot;))&amp;&quot; &quot;&amp;LOWER(SUBSTITUTE([.C13]&amp;&quot;_&quot;&amp;[.G13]&amp;&quot;_&quot;&amp;[.F13]&amp;[.H13];&quot; &quot;;&quot;_&quot;));&quot;&quot;)" office:value-type="string" office:string-value="RENAME cands\matthew_coote_labor_goldstein.jpg matthew_ross_coote_labor_goldstein.jpg" calcext:value-type="string">
            <text:p>RENAME cands\matthew_coote_labor_goldstein.jpg matthew_ross_coote_labor_goldstein.jpg</text:p>
          </table:table-cell>
          <table:table-cell table:style-name="ce7" table:formula="of:=IF([.E13];&quot;COPY cands\&quot;&amp;LOWER(SUBSTITUTE([.C13]&amp;&quot;_&quot;&amp;[.G13]&amp;&quot;_&quot;&amp;[.F13]&amp;[.H13];&quot; &quot;;&quot;_&quot;))&amp;&quot; upload\&quot;&amp;LOWER(SUBSTITUTE([.C13]&amp;&quot;_&quot;&amp;[.G13]&amp;&quot;_&quot;&amp;[.F13]&amp;[.H13];&quot; &quot;;&quot;_&quot;));&quot;&quot;)" office:value-type="string" office:string-value="COPY cands\matthew_ross_coote_labor_goldstein.jpg upload\matthew_ross_coote_labor_goldstein.jpg" calcext:value-type="string">
            <text:p>COPY cands\matthew_ross_coote_labor_goldstein.jpg upload\matthew_ross_coote_labor_goldstein.jpg</text:p>
          </table:table-cell>
        </table:table-row>
        <table:table-row table:style-name="ro1">
          <table:table-cell office:value-type="string" calcext:value-type="string">
            <text:p>Macarthur: Labor: Mike Freelander</text:p>
          </table:table-cell>
          <table:table-cell office:value-type="string" calcext:value-type="string">
            <text:p>"u":["michael_freelander"]</text:p>
          </table:table-cell>
          <table:table-cell office:value-type="string" calcext:value-type="string">
            <text:p>Mike Freelander</text:p>
          </table:table-cell>
          <table:table-cell table:style-name="ce2" office:value-type="string" calcext:value-type="string">
            <text:p>Michael Freelander</text:p>
          </table:table-cell>
          <table:table-cell table:style-name="ce5"/>
          <table:table-cell table:style-name="ce7" table:formula="of:=IF([.A14]=&quot;&quot;;&quot;&quot;;LEFT([.A14];FIND(&quot;: &quot;;[.A14])-1))" office:value-type="string" office:string-value="Macarthur" calcext:value-type="string">
            <text:p>Macarthur</text:p>
          </table:table-cell>
          <table:table-cell table:style-name="ce7" table:formula="of:=LEFT(MID([.A14];LEN([.F14])+3;999);FIND(&quot;: &quot;;MID([.A14];LEN([.F14])+3;999))-1)" office:value-type="string" office:string-value="Labor" calcext:value-type="string">
            <text:p>Labor</text:p>
          </table:table-cell>
          <table:table-cell table:style-name="ce7" table:formula="of:=IF([.G14]=&quot;Lib&quot;;&quot;.png&quot;;&quot;.jpg&quot;)" office:value-type="string" office:string-value=".jpg" calcext:value-type="string">
            <text:p>.jpg</text:p>
          </table:table-cell>
          <table:table-cell table:style-name="ce7" table:formula="of:=IF([.A14]=&quot;&quot;;&quot;&quot;;&quot;DIR /b cands\&quot;&amp;LOWER(SUBSTITUTE([.D14]&amp;&quot;_&quot;&amp;[.G14]&amp;&quot;_&quot;&amp;[.F14]&amp;[.H14];&quot; &quot;;&quot;_&quot;)))" office:value-type="string" office:string-value="DIR /b cands\michael_freelander_labor_macarthur.jpg" calcext:value-type="string">
            <text:p>DIR /b cands\michael_freelander_labor_macarthur.jpg</text:p>
          </table:table-cell>
          <table:table-cell table:style-name="ce7" table:formula="of:=IF([.E14];&quot;RENAME cands\&quot;&amp;LOWER(SUBSTITUTE([.D14]&amp;&quot;_&quot;&amp;[.G14]&amp;&quot;_&quot;&amp;[.F14]&amp;[.H14];&quot; &quot;;&quot;_&quot;))&amp;&quot; &quot;&amp;LOWER(SUBSTITUTE([.C14]&amp;&quot;_&quot;&amp;[.G14]&amp;&quot;_&quot;&amp;[.F14]&amp;[.H14];&quot; &quot;;&quot;_&quot;));&quot;&quot;)">
            <text:p/>
          </table:table-cell>
          <table:table-cell table:style-name="ce7" table:formula="of:=IF([.E14];&quot;COPY cands\&quot;&amp;LOWER(SUBSTITUTE([.C14]&amp;&quot;_&quot;&amp;[.G14]&amp;&quot;_&quot;&amp;[.F14]&amp;[.H14];&quot; &quot;;&quot;_&quot;))&amp;&quot; upload\&quot;&amp;LOWER(SUBSTITUTE([.C14]&amp;&quot;_&quot;&amp;[.G14]&amp;&quot;_&quot;&amp;[.F14]&amp;[.H14];&quot; &quot;;&quot;_&quot;));&quot;&quot;)">
            <text:p/>
          </table:table-cell>
        </table:table-row>
        <table:table-row table:style-name="ro1">
          <table:table-cell office:value-type="string" calcext:value-type="string">
            <text:p>Kennedy: Labor: Norm Jacobsen</text:p>
          </table:table-cell>
          <table:table-cell office:value-type="string" calcext:value-type="string">
            <text:p>"u":["norman_jacobsen"]</text:p>
          </table:table-cell>
          <table:table-cell office:value-type="string" calcext:value-type="string">
            <text:p>Norm Jacobsen</text:p>
          </table:table-cell>
          <table:table-cell table:style-name="ce2" office:value-type="string" calcext:value-type="string">
            <text:p>Norman Jacobsen</text:p>
          </table:table-cell>
          <table:table-cell table:style-name="ce5"/>
          <table:table-cell table:style-name="ce7" table:formula="of:=IF([.A15]=&quot;&quot;;&quot;&quot;;LEFT([.A15];FIND(&quot;: &quot;;[.A15])-1))" office:value-type="string" office:string-value="Kennedy" calcext:value-type="string">
            <text:p>Kennedy</text:p>
          </table:table-cell>
          <table:table-cell table:style-name="ce7" table:formula="of:=LEFT(MID([.A15];LEN([.F15])+3;999);FIND(&quot;: &quot;;MID([.A15];LEN([.F15])+3;999))-1)" office:value-type="string" office:string-value="Labor" calcext:value-type="string">
            <text:p>Labor</text:p>
          </table:table-cell>
          <table:table-cell table:style-name="ce7" table:formula="of:=IF([.G15]=&quot;Lib&quot;;&quot;.png&quot;;&quot;.jpg&quot;)" office:value-type="string" office:string-value=".jpg" calcext:value-type="string">
            <text:p>.jpg</text:p>
          </table:table-cell>
          <table:table-cell table:style-name="ce7" table:formula="of:=IF([.A15]=&quot;&quot;;&quot;&quot;;&quot;DIR /b cands\&quot;&amp;LOWER(SUBSTITUTE([.D15]&amp;&quot;_&quot;&amp;[.G15]&amp;&quot;_&quot;&amp;[.F15]&amp;[.H15];&quot; &quot;;&quot;_&quot;)))" office:value-type="string" office:string-value="DIR /b cands\norman_jacobsen_labor_kennedy.jpg" calcext:value-type="string">
            <text:p>DIR /b cands\norman_jacobsen_labor_kennedy.jpg</text:p>
          </table:table-cell>
          <table:table-cell table:style-name="ce7" table:formula="of:=IF([.E15];&quot;RENAME cands\&quot;&amp;LOWER(SUBSTITUTE([.D15]&amp;&quot;_&quot;&amp;[.G15]&amp;&quot;_&quot;&amp;[.F15]&amp;[.H15];&quot; &quot;;&quot;_&quot;))&amp;&quot; &quot;&amp;LOWER(SUBSTITUTE([.C15]&amp;&quot;_&quot;&amp;[.G15]&amp;&quot;_&quot;&amp;[.F15]&amp;[.H15];&quot; &quot;;&quot;_&quot;));&quot;&quot;)">
            <text:p/>
          </table:table-cell>
          <table:table-cell table:style-name="ce7" table:formula="of:=IF([.E15];&quot;COPY cands\&quot;&amp;LOWER(SUBSTITUTE([.C15]&amp;&quot;_&quot;&amp;[.G15]&amp;&quot;_&quot;&amp;[.F15]&amp;[.H15];&quot; &quot;;&quot;_&quot;))&amp;&quot; upload\&quot;&amp;LOWER(SUBSTITUTE([.C15]&amp;&quot;_&quot;&amp;[.G15]&amp;&quot;_&quot;&amp;[.F15]&amp;[.H15];&quot; &quot;;&quot;_&quot;));&quot;&quot;)">
            <text:p/>
          </table:table-cell>
        </table:table-row>
        <table:table-row table:style-name="ro1">
          <table:table-cell office:value-type="string" calcext:value-type="string">
            <text:p>Maranoa: Labor: Dave Kerrigan</text:p>
          </table:table-cell>
          <table:table-cell office:value-type="string" calcext:value-type="string">
            <text:p>"u":["david_kerrigan"]</text:p>
          </table:table-cell>
          <table:table-cell office:value-type="string" calcext:value-type="string">
            <text:p>Dave Kerrigan</text:p>
          </table:table-cell>
          <table:table-cell office:value-type="string" calcext:value-type="string">
            <text:p>David Kerrigan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7" table:formula="of:=IF([.A16]=&quot;&quot;;&quot;&quot;;LEFT([.A16];FIND(&quot;: &quot;;[.A16])-1))" office:value-type="string" office:string-value="Maranoa" calcext:value-type="string">
            <text:p>Maranoa</text:p>
          </table:table-cell>
          <table:table-cell table:style-name="ce7" table:formula="of:=LEFT(MID([.A16];LEN([.F16])+3;999);FIND(&quot;: &quot;;MID([.A16];LEN([.F16])+3;999))-1)" office:value-type="string" office:string-value="Labor" calcext:value-type="string">
            <text:p>Labor</text:p>
          </table:table-cell>
          <table:table-cell table:style-name="ce7" table:formula="of:=IF([.G16]=&quot;Lib&quot;;&quot;.png&quot;;&quot;.jpg&quot;)" office:value-type="string" office:string-value=".jpg" calcext:value-type="string">
            <text:p>.jpg</text:p>
          </table:table-cell>
          <table:table-cell table:style-name="ce7" table:formula="of:=IF([.A16]=&quot;&quot;;&quot;&quot;;&quot;DIR /b cands\&quot;&amp;LOWER(SUBSTITUTE([.D16]&amp;&quot;_&quot;&amp;[.G16]&amp;&quot;_&quot;&amp;[.F16]&amp;[.H16];&quot; &quot;;&quot;_&quot;)))" office:value-type="string" office:string-value="DIR /b cands\david_kerrigan_labor_maranoa.jpg" calcext:value-type="string">
            <text:p>DIR /b cands\david_kerrigan_labor_maranoa.jpg</text:p>
          </table:table-cell>
          <table:table-cell table:style-name="ce7" table:formula="of:=IF([.E16];&quot;RENAME cands\&quot;&amp;LOWER(SUBSTITUTE([.D16]&amp;&quot;_&quot;&amp;[.G16]&amp;&quot;_&quot;&amp;[.F16]&amp;[.H16];&quot; &quot;;&quot;_&quot;))&amp;&quot; &quot;&amp;LOWER(SUBSTITUTE([.C16]&amp;&quot;_&quot;&amp;[.G16]&amp;&quot;_&quot;&amp;[.F16]&amp;[.H16];&quot; &quot;;&quot;_&quot;));&quot;&quot;)" office:value-type="string" office:string-value="RENAME cands\david_kerrigan_labor_maranoa.jpg dave_kerrigan_labor_maranoa.jpg" calcext:value-type="string">
            <text:p>RENAME cands\david_kerrigan_labor_maranoa.jpg dave_kerrigan_labor_maranoa.jpg</text:p>
          </table:table-cell>
          <table:table-cell table:style-name="ce7" table:formula="of:=IF([.E16];&quot;COPY cands\&quot;&amp;LOWER(SUBSTITUTE([.C16]&amp;&quot;_&quot;&amp;[.G16]&amp;&quot;_&quot;&amp;[.F16]&amp;[.H16];&quot; &quot;;&quot;_&quot;))&amp;&quot; upload\&quot;&amp;LOWER(SUBSTITUTE([.C16]&amp;&quot;_&quot;&amp;[.G16]&amp;&quot;_&quot;&amp;[.F16]&amp;[.H16];&quot; &quot;;&quot;_&quot;));&quot;&quot;)" office:value-type="string" office:string-value="COPY cands\dave_kerrigan_labor_maranoa.jpg upload\dave_kerrigan_labor_maranoa.jpg" calcext:value-type="string">
            <text:p>COPY cands\dave_kerrigan_labor_maranoa.jpg upload\dave_kerrigan_labor_maranoa.jpg</text:p>
          </table:table-cell>
        </table:table-row>
        <table:table-row table:style-name="ro1">
          <table:table-cell office:value-type="string" calcext:value-type="string">
            <text:p>Fenner: Labor: Andrew Keith Leigh</text:p>
          </table:table-cell>
          <table:table-cell office:value-type="string" calcext:value-type="string">
            <text:p>"u":["andrew_leigh"]</text:p>
          </table:table-cell>
          <table:table-cell office:value-type="string" calcext:value-type="string">
            <text:p>Andrew Keith Leigh</text:p>
          </table:table-cell>
          <table:table-cell office:value-type="string" calcext:value-type="string">
            <text:p>Andrew Leigh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7" table:formula="of:=IF([.A17]=&quot;&quot;;&quot;&quot;;LEFT([.A17];FIND(&quot;: &quot;;[.A17])-1))" office:value-type="string" office:string-value="Fenner" calcext:value-type="string">
            <text:p>Fenner</text:p>
          </table:table-cell>
          <table:table-cell table:style-name="ce7" table:formula="of:=LEFT(MID([.A17];LEN([.F17])+3;999);FIND(&quot;: &quot;;MID([.A17];LEN([.F17])+3;999))-1)" office:value-type="string" office:string-value="Labor" calcext:value-type="string">
            <text:p>Labor</text:p>
          </table:table-cell>
          <table:table-cell table:style-name="ce7" table:formula="of:=IF([.G17]=&quot;Lib&quot;;&quot;.png&quot;;&quot;.jpg&quot;)" office:value-type="string" office:string-value=".jpg" calcext:value-type="string">
            <text:p>.jpg</text:p>
          </table:table-cell>
          <table:table-cell table:style-name="ce7" table:formula="of:=IF([.A17]=&quot;&quot;;&quot;&quot;;&quot;DIR /b cands\&quot;&amp;LOWER(SUBSTITUTE([.D17]&amp;&quot;_&quot;&amp;[.G17]&amp;&quot;_&quot;&amp;[.F17]&amp;[.H17];&quot; &quot;;&quot;_&quot;)))" office:value-type="string" office:string-value="DIR /b cands\andrew_leigh_labor_fenner.jpg" calcext:value-type="string">
            <text:p>DIR /b cands\andrew_leigh_labor_fenner.jpg</text:p>
          </table:table-cell>
          <table:table-cell table:style-name="ce7" table:formula="of:=IF([.E17];&quot;RENAME cands\&quot;&amp;LOWER(SUBSTITUTE([.D17]&amp;&quot;_&quot;&amp;[.G17]&amp;&quot;_&quot;&amp;[.F17]&amp;[.H17];&quot; &quot;;&quot;_&quot;))&amp;&quot; &quot;&amp;LOWER(SUBSTITUTE([.C17]&amp;&quot;_&quot;&amp;[.G17]&amp;&quot;_&quot;&amp;[.F17]&amp;[.H17];&quot; &quot;;&quot;_&quot;));&quot;&quot;)" office:value-type="string" office:string-value="RENAME cands\andrew_leigh_labor_fenner.jpg andrew_keith_leigh_labor_fenner.jpg" calcext:value-type="string">
            <text:p>RENAME cands\andrew_leigh_labor_fenner.jpg andrew_keith_leigh_labor_fenner.jpg</text:p>
          </table:table-cell>
          <table:table-cell table:style-name="ce7" table:formula="of:=IF([.E17];&quot;COPY cands\&quot;&amp;LOWER(SUBSTITUTE([.C17]&amp;&quot;_&quot;&amp;[.G17]&amp;&quot;_&quot;&amp;[.F17]&amp;[.H17];&quot; &quot;;&quot;_&quot;))&amp;&quot; upload\&quot;&amp;LOWER(SUBSTITUTE([.C17]&amp;&quot;_&quot;&amp;[.G17]&amp;&quot;_&quot;&amp;[.F17]&amp;[.H17];&quot; &quot;;&quot;_&quot;));&quot;&quot;)" office:value-type="string" office:string-value="COPY cands\andrew_keith_leigh_labor_fenner.jpg upload\andrew_keith_leigh_labor_fenner.jpg" calcext:value-type="string">
            <text:p>COPY cands\andrew_keith_leigh_labor_fenner.jpg upload\andrew_keith_leigh_labor_fenner.jpg</text:p>
          </table:table-cell>
        </table:table-row>
        <table:table-row table:style-name="ro1" table:number-rows-repeated="104855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:Sheet1.K1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30T10:03:45.160000000</meta:creation-date>
    <dc:date>2016-06-30T10:48:05.222000000</dc:date>
    <meta:editing-duration>PT13M49S</meta:editing-duration>
    <meta:editing-cycles>2</meta:editing-cycles>
    <meta:generator>LibreOffice/5.0.5.2$Windows_x86 LibreOffice_project/55b006a02d247b5f7215fc6ea0fde844b30035b3</meta:generator>
    <meta:document-statistic meta:table-count="1" meta:cell-count="181" meta:object-count="0"/>
  </office:meta>
</office:document-meta>
</file>